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4692" officeooo:paragraph-rsid="000d4692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d4692" officeooo:paragraph-rsid="000d4692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ec746" officeooo:paragraph-rsid="000ec746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ec746" officeooo:paragraph-rsid="000ec746" style:text-blinking="false" fo:background-color="transparen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ec746" officeooo:paragraph-rsid="000f8829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f8829" officeooo:paragraph-rsid="000f8829" style:text-blinking="false" fo:background-color="transparen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urier 10 Pitch" fo:font-size="15pt" fo:font-style="normal" style:text-underline-style="none" fo:font-weight="bold" officeooo:rsid="000f8829" officeooo:paragraph-rsid="000f8829" style:text-blinking="false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urier 10 Pitch" fo:font-size="15pt" fo:font-style="normal" style:text-underline-style="none" fo:font-weight="bold" officeooo:rsid="000ec746" officeooo:paragraph-rsid="000ec746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urier 10 Pitch" fo:font-size="15pt" fo:font-style="normal" style:text-underline-style="none" fo:font-weight="bold" officeooo:rsid="000ec746" officeooo:paragraph-rsid="000ec746" style:text-blinking="false" fo:background-color="transparent"/>
    </style:style>
    <style:style style:name="P10" style:family="paragraph" style:parent-style-name="Standard">
      <style:paragraph-properties fo:text-align="center" style:justify-single-word="false"/>
      <style:text-properties style:font-name="Courier 10 Pitch" fo:font-size="15pt" fo:font-weight="bold" officeooo:rsid="000d4692" officeooo:paragraph-rsid="000d4692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0f8829" officeooo:paragraph-rsid="000f8829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rsid="000d4692" officeooo:paragraph-rsid="000d4692"/>
    </style:style>
    <style:style style:name="P13" style:family="paragraph" style:parent-style-name="Standard">
      <style:text-properties officeooo:rsid="0010f8c2" officeooo:paragraph-rsid="0010f8c2"/>
    </style:style>
    <style:style style:name="T1" style:family="text">
      <style:text-properties officeooo:rsid="000f8829"/>
    </style:style>
    <style:style style:name="T2" style:family="text">
      <style:text-properties officeooo:rsid="0010f8c2"/>
    </style:style>
    <style:style style:name="T3" style:family="text">
      <style:text-properties style:font-size-asian="15pt" style:font-weight-asian="bold" style:font-size-complex="1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ome: Cristian da Silva Anterio</text:p>
      <text:p text:style-name="P11">Disciplina: Análise de Sistemas</text:p>
      <text:p text:style-name="P11">Professor: Rodrigo Calhau</text:p>
      <text:p text:style-name="P10"/>
      <text:p text:style-name="P10">Questão 1</text:p>
      <text:p text:style-name="P1">A rádio PopSom deseja um sistema de informação para ajudar na organização de seu acervo musical. Eles tem dificuldade em encontrar os seus discos na <text:span text:style-name="T2">elaboração</text:span> de seus programas. Eles precisam de um sistema que cadastre todos os discos e suas respectivas músicas, bem como o tipo do disco (LP ou CD). Também será necessário guardar a informação sobre onde o disco está localizado (em qual estante ele se encontra).</text:p>
      <text:p text:style-name="P1"/>
      <text:p text:style-name="P1">Requisitos Funcionais:</text:p>
      <text:p text:style-name="P1"><text:tab/>Cadastro de Discos</text:p>
      <text:p text:style-name="P1"><text:tab/>Cadastro de Músicas</text:p>
      <text:p text:style-name="P1"><text:tab/>Cadastro de Tipo de disco</text:p>
      <text:p text:style-name="P1"><text:tab/>Cadastro de Localização</text:p>
      <text:p text:style-name="P1"><text:tab/>Cadastro de Prateleiras</text:p>
      <text:p text:style-name="P13"/>
      <text:p text:style-name="P13">Requisitos Não Funcionais:</text:p>
      <text:p text:style-name="P13"><text:tab/>Ser desktop</text:p>
      <text:p text:style-name="P1"/>
      <text:p text:style-name="P10">Questão 2</text:p>
      <text:p text:style-name="P2"><text:bookmark text:name="docs-internal-guid-8c13f3c9-94be-5f19-c7e3-71cd40948157"/>O Laboratório Leds precisa de um sistema para gerenciar sua biblioteca, a Jediteca. A Jediteca possui livros de gestão de projetos, programação, empreendedorismo e inovação, tecnologias (web, banco de dados, etc), dentre outros tipos de livros úteis no desenvolvimento de software. O principal problema encontrado hoje é saber quem está com um determinado livro. O Leds precisa registrar as informações dos seus livros, seus usuários, registrar os empréstimos, que permite o usuário ficar com o livro por até 7 dias e depois desse prazo ele precisa renovar novamente ou devolver, e também a devolução. Também seria interessante para o sistema fazer reserva de livros. O sistema deverá ser web, possibilitando assim, o acesso em qualquer lugar.</text:p>
      <text:p text:style-name="P2"/>
      <text:p text:style-name="P2">Requisitos Funcionais:</text:p>
      <text:p text:style-name="P2"><text:tab/>Cadastro de Livros</text:p>
      <text:p text:style-name="P2"><text:tab/>Cadastro de Usuários</text:p>
      <text:p text:style-name="P2"><text:tab/>Registrar Empréstimo</text:p>
      <text:p text:style-name="P2"><text:tab/>Registrar Devolução</text:p>
      <text:p text:style-name="P2"><text:tab/>Fazer Reserva</text:p>
      <text:p text:style-name="P2"/>
      <text:p text:style-name="P2">Requisitos Não Funcionais:</text:p>
      <text:p text:style-name="P2"><text:tab/>Interface Web</text:p>
      <text:p text:style-name="P2"/>
      <text:p text:style-name="P2">Regra de Negócios:</text:p>
      <text:p text:style-name="P2"><text:tab/>Renovar ou devolver após 7 dias;</text:p>
      <text:p text:style-name="P2"/>
      <text:p text:style-name="P8">Questão 3</text:p>
      <text:p text:style-name="P3"/>
      <text:p text:style-name="P5">Requisitos Funcionais:</text:p>
      <text:p text:style-name="P5"><text:tab/><text:span text:style-name="T1">Cadastro de paciente</text:span></text:p>
      <text:p text:style-name="P5"><text:tab/><text:span text:style-name="T1">Cadastro de Responsável</text:span></text:p>
      <text:p text:style-name="P5"><text:tab/><text:span text:style-name="T1">Cadastro de Localização</text:span></text:p>
      <text:p text:style-name="P5"><text:tab/><text:span text:style-name="T1">Cadastro de possíveis causas de óbito</text:span></text:p>
      <text:p text:style-name="P5"/>
      <text:p text:style-name="P6">Requisitos Não Funcionais:</text:p>
      <text:p text:style-name="P6"><text:tab/>Ser mobile</text:p>
      <text:p text:style-name="P6"><text:tab/>Permitir cadastros offline</text:p>
      <text:p text:style-name="P3"><text:soft-page-break/></text:p>
      <text:p text:style-name="P3"/>
      <text:p text:style-name="P9"><text:span text:style-name="T3">Questão 4</text:span></text:p>
      <text:p text:style-name="P3">Requisitos Funcionais:</text:p>
      <text:p text:style-name="P3"><text:tab/>Cadastro de Produtos</text:p>
      <text:p text:style-name="P3"><text:tab/>Cadastro de Refeição</text:p>
      <text:p text:style-name="P3"><text:tab/>Cadastro de Lanches</text:p>
      <text:p text:style-name="P3"><text:tab/>Cadastro de Bebidas</text:p>
      <text:p text:style-name="P3"><text:tab/>Gerar Comandas</text:p>
      <text:p text:style-name="P3"/>
      <text:p text:style-name="P3">Requisitos Não Funcionais:</text:p>
      <text:p text:style-name="P3"><text:tab/>Comandas com código de barras</text:p>
      <text:p text:style-name="P3"><text:tab/><text:span text:style-name="T1">Gerar Cupom fiscal</text:span></text:p>
      <text:p text:style-name="P3"/>
      <text:p text:style-name="P7">Questão 5</text:p>
      <text:p text:style-name="P6">Requisitos Funcionais:</text:p>
      <text:p text:style-name="P6"><text:tab/>Cadastrar turma</text:p>
      <text:p text:style-name="P6"><text:tab/>Inscrever aluno em curso</text:p>
      <text:p text:style-name="P6"><text:tab/>Registrar nota</text:p>
      <text:p text:style-name="P6"><text:tab/>Cadastrar séries e conteúdos</text:p>
      <text:p text:style-name="P6"><text:tab/>Disponibilizar conteúdos</text:p>
      <text:p text:style-name="P6"><text:tab/>Consultar histórico</text:p>
      <text:p text:style-name="P6"><text:tab/>Gerar relatórios de aluno por curso</text:p>
      <text:p text:style-name="P6"><text:tab/>Alocar professor à turma</text:p>
      <text:p text:style-name="P6"><text:tab/>Cadastrar Professor</text:p>
      <text:p text:style-name="P6"><text:tab/>Cadastrar polo</text:p>
      <text:p text:style-name="P6"><text:tab/>Cadastrar curso</text:p>
      <text:p text:style-name="P6"><text:tab/>Consultar turmas e vagas</text:p>
      <text:p text:style-name="P6"/>
      <text:p text:style-name="P6">Requisitos Não Funcionais:</text:p>
      <text:p text:style-name="P6"><text:tab/>Plataforma web: Matrícula, histórico e conteúdo;</text:p>
      <text:p text:style-name="P6"><text:tab/>Desktop: Exportação de relatório e demais cadastros</text:p>
      <text:p text:style-name="P6"><text:tab/>Link no YouTube para os vídeos</text:p>
      <text:p text:style-name="P6"/>
      <text:p text:style-name="P6">Regras de Negócios:</text:p>
      <text:p text:style-name="P6"><text:tab/>Nota &gt;= 70% para ser aprovado</text:p>
      <text:p text:style-name="P6"><text:tab/>Pré-requisitos</text:p>
      <text:p text:style-name="P6"><text:tab/>Avaliação presencial</text:p>
      <text:p text:style-name="P6"><text:tab/>Matrícula até o limite de vagas</text:p>
      <text:p text:style-name="P6"><text:tab/>Período de matrícula limitado</text:p>
      <text:p text:style-name="P6"/>
      <text:p text:style-name="P7">Questão 6</text:p>
      <text:p text:style-name="P6">Requisitos Funcionais:</text:p>
      <text:p text:style-name="P6"><text:tab/>Cadastro de mesas</text:p>
      <text:p text:style-name="P6"><text:tab/>Cadastro de pedidos</text:p>
      <text:p text:style-name="P6"><text:tab/>Cadastro de produtos</text:p>
      <text:p text:style-name="P6"><text:tab/>Cadastro de Funcionários</text:p>
      <text:p text:style-name="P6"><text:tab/>Cadastro de Turno</text:p>
      <text:p text:style-name="P6"><text:tab/>Cadastro de Status da mesa</text:p>
      <text:p text:style-name="P6"><text:tab/>Cadastro de status do pedido</text:p>
      <text:p text:style-name="P6"><text:tab/>Reserva de mesa</text:p>
      <text:p text:style-name="P6"><text:tab/>Listar pedidos de uma mesa</text:p>
      <text:p text:style-name="P6"><text:tab/>Gerar estatísticas</text:p>
      <text:p text:style-name="P6"/>
      <text:p text:style-name="P6">Requisitos Não Funcionais:</text:p>
      <text:p text:style-name="P6"><text:tab/>Mobile para os garçons</text:p>
      <text:p text:style-name="P6"><text:tab/>Emissora de cupons fiscais</text:p>
      <text:p text:style-name="P6"><text:tab/>Pagamento via cartão</text:p>
      <text:p text:style-name="P6"><text:soft-page-break/><text:tab/>Sistema desktop</text:p>
      <text:p text:style-name="P6"><text:tab/>Exportar estatísticas também para formato Excel</text:p>
      <text:p text:style-name="P6"/>
      <text:p text:style-name="P6">Regras de Negócios:</text:p>
      <text:p text:style-name="P6"><text:tab/>Apenas gerente faz/desfaz reservas</text:p>
      <text:p text:style-name="P6"><text:tab/>Reservar apenas por 2 horas</text:p>
      <text:p text:style-name="P6"><text:tab/>Pedidos apenas para mesas não reservas</text:p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</meta:initial-creator>
    <meta:creation-date>2016-03-20T12:47:57.835949504</meta:creation-date>
    <dc:date>2016-03-21T17:43:35.880336809</dc:date>
    <meta:editing-duration>PT13M58S</meta:editing-duration>
    <meta:editing-cycles>4</meta:editing-cycles>
    <meta:generator>LibreOffice/5.0.5.2$Linux_X86_64 LibreOffice_project/00m0$Build-2</meta:generator>
    <meta:document-statistic meta:table-count="0" meta:image-count="0" meta:object-count="0" meta:page-count="3" meta:paragraph-count="91" meta:word-count="473" meta:character-count="3185" meta:non-whitespace-character-count="2737"/>
  </office:meta>
</office:document-meta>
</file>